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3__20_Dashes_20_3_20_Dots_20__28_var_29_" svg:stroke-color="#000000" draw:textarea-horizontal-align="justify" draw:textarea-vertical-align="middle" draw:auto-grow-height="false" fo:min-height="1.655cm" fo:min-width="27.44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textarea-horizontal-align="justify" draw:textarea-vertical-align="middle" draw:auto-grow-height="false" fo:min-height="0.493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631cm" fo:min-width="2.185cm"/>
    </style:style>
    <style:style style:name="gr6" style:family="graphic" style:parent-style-name="standard">
      <style:graphic-properties draw:textarea-horizontal-align="justify" draw:textarea-vertical-align="middle" draw:auto-grow-height="false" fo:min-height="0.337cm" fo:min-width="0.126cm"/>
    </style:style>
    <style:style style:name="gr7" style:family="graphic" style:parent-style-name="standard">
      <style:graphic-properties draw:stroke="none" svg:stroke-color="#000000" draw:textarea-horizontal-align="justify" draw:textarea-vertical-align="middle" draw:auto-grow-height="false" fo:min-height="0.493cm" fo:min-width="2.131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331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1.097cm"/>
    </style:style>
    <style:style style:name="gr10" style:family="graphic" style:parent-style-name="standard">
      <style:graphic-properties draw:textarea-horizontal-align="justify" draw:textarea-vertical-align="middle" draw:auto-grow-height="false" fo:min-height="0.639cm" fo:min-width="0.975cm"/>
    </style:style>
    <style:style style:name="gr11" style:family="graphic" style:parent-style-name="standard">
      <style:graphic-properties draw:stroke="none" svg:stroke-color="#000000" draw:textarea-horizontal-align="justify" draw:textarea-vertical-align="middle" draw:auto-grow-height="false" fo:min-height="0.366cm" fo:min-width="2.131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1.489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1.389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0.61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2.263cm"/>
    </style:style>
    <style:style style:name="gr16" style:family="graphic" style:parent-style-name="standard">
      <style:graphic-properties draw:stroke="none" svg:stroke-color="#000000" draw:textarea-horizontal-align="justify" draw:textarea-vertical-align="middle" draw:auto-grow-height="false" fo:min-height="0.639cm" fo:min-width="5.088cm"/>
    </style:style>
    <style:style style:name="gr17" style:family="graphic" style:parent-style-name="standard">
      <style:graphic-properties draw:stroke="none" svg:stroke-color="#000000" draw:textarea-horizontal-align="justify" draw:textarea-vertical-align="middle" draw:auto-grow-height="false" fo:min-height="0.639cm" fo:min-width="4.794cm"/>
    </style:style>
    <style:style style:name="gr18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textarea-horizontal-align="justify" draw:textarea-vertical-align="middle" draw:auto-grow-height="false" fo:min-height="0.639cm" fo:min-width="0.6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rimson Tex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Crimson Tex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27.94cm" svg:height="1.905cm" svg:x="0.127cm" svg:y="0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286cm" svg:height="0.889cm" svg:x="0.281cm" svg:y="2.694cm">
          <text:p text:style-name="P1"><text:span text:style-name="T1">S2Dsu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.541cm" svg:y1="1.632cm" svg:x2="1.424cm" svg:y2="2.694cm" draw:end-shape="id1" draw:end-glue-point="0" svg:d="M1541 1632l-117 1062" svg:viewBox="0 0 118 1063">
          <text:p/>
        </draw:connector>
        <draw:g>
          <draw:glue-point draw:id="4" svg:x="3.572cm" svg:y="1.988cm"/>
          <draw:custom-shape draw:style-name="gr4" draw:text-style-name="P2" draw:layer="layout" svg:width="3.81cm" svg:height="0.743cm" svg:x="-0.264cm" svg:y="0.008cm">
            <text:p text:style-name="P1"><text:span text:style-name="T1">sent_tf_s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2" draw:layer="layout" svg:width="2.685cm" svg:height="0.881cm" svg:x="0.336cm" svg:y="0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26cm" svg:height="0.587cm" svg:x="1.34cm" svg:y="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26cm" svg:height="0.587cm" svg:x="2.256cm" svg:y="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26cm" svg:height="0.587cm" svg:x="0.494cm" svg:y="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2" draw:id="id2">
          <draw:glue-point draw:id="4" svg:x="3.572cm" svg:y="1.237cm"/>
          <draw:glue-point draw:id="5" svg:x="3.572cm" svg:y="2.801cm"/>
          <draw:custom-shape draw:style-name="gr4" draw:text-style-name="P2" draw:layer="layout" svg:width="3.81cm" svg:height="0.743cm" svg:x="2.736cm" svg:y="0.008cm">
            <text:p text:style-name="P1"><text:span text:style-name="T1">doc_tf_s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2" draw:layer="layout" svg:width="2.685cm" svg:height="0.881cm" svg:x="3.336cm" svg:y="0.7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26cm" svg:height="0.587cm" svg:x="4.34cm" svg:y="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26cm" svg:height="0.587cm" svg:x="5.256cm" svg:y="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2" draw:layer="layout" svg:width="0.626cm" svg:height="0.587cm" svg:x="3.494cm" svg:y="0.9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" draw:id="id4">
          <draw:custom-shape draw:style-name="gr4" draw:text-style-name="P2" draw:layer="layout" svg:width="3.81cm" svg:height="0.743cm" svg:x="5.736cm" svg:y="0.108cm">
            <text:p text:style-name="P1"><text:span text:style-name="T1">sent_sim_seq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2.685cm" svg:height="0.881cm" svg:x="6.336cm" svg:y="0.85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7.34cm" svg:y="1.02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8.256cm" svg:y="1.02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6.494cm" svg:y="1.026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6" draw:id="id6">
          <draw:custom-shape draw:style-name="gr4" draw:text-style-name="P2" draw:layer="layout" svg:width="3.81cm" svg:height="0.743cm" svg:x="9.136cm" svg:y="0.108cm">
            <text:p text:style-name="P1"><text:span text:style-name="T1">doc_sim_seq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2.685cm" svg:height="0.881cm" svg:x="9.736cm" svg:y="0.85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10.74cm" svg:y="1.02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11.656cm" svg:y="1.026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9.894cm" svg:y="1.026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8" draw:id="id8">
          <draw:custom-shape draw:style-name="gr4" draw:text-style-name="P2" draw:layer="layout" svg:width="3.81cm" svg:height="0.743cm" svg:x="14.135cm" svg:y="0.172cm">
            <text:p text:style-name="P1"><text:span text:style-name="T1">doc_size_seq</text:span>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2" draw:layer="layout" svg:width="2.685cm" svg:height="0.881cm" svg:x="14.735cm" svg:y="0.91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15.739cm" svg:y="1.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16.655cm" svg:y="1.0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0.626cm" svg:height="0.587cm" svg:x="14.893cm" svg:y="1.0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2" draw:layer="layout" svg:width="2.631cm" svg:height="0.743cm" svg:x="21.599cm" svg:y="0.254cm">
          <text:p text:style-name="P1"><text:span text:style-name="T1">sent_po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0.626cm" svg:height="0.587cm" svg:x="23.319cm" svg:y="1.0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3" draw:id="id3" draw:layer="layout" svg:width="2.831cm" svg:height="0.889cm" svg:x="2.984cm" svg:y="2.754cm">
          <text:p text:style-name="P1"><text:span text:style-name="T1">S2Dmxm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641cm" svg:y1="1.632cm" svg:x2="1.424cm" svg:y2="2.694cm" draw:start-shape="id2" draw:start-glue-point="2" draw:end-shape="id1" draw:end-glue-point="0" svg:d="M4641 1632l-3217 1062" svg:viewBox="0 0 3218 1063">
          <text:p/>
        </draw:connector>
        <draw:connector draw:style-name="gr3" draw:text-style-name="P3" draw:layer="layout" draw:type="line" svg:x1="4.641cm" svg:y1="1.632cm" svg:x2="4.399cm" svg:y2="2.754cm" draw:start-shape="id2" draw:start-glue-point="2" draw:end-shape="id3" draw:end-glue-point="0" svg:d="M4641 1632l-242 1122" svg:viewBox="0 0 243 1123">
          <text:p/>
        </draw:connector>
        <draw:connector draw:style-name="gr3" draw:text-style-name="P3" draw:layer="layout" draw:type="line" svg:x1="1.541cm" svg:y1="1.632cm" svg:x2="4.399cm" svg:y2="2.754cm" draw:end-shape="id3" draw:end-glue-point="0" svg:d="M1541 1632l2858 1122" svg:viewBox="0 0 2859 1123">
          <text:p/>
        </draw:connector>
        <draw:custom-shape draw:style-name="gr2" draw:text-style-name="P2" xml:id="id7" draw:id="id7" draw:layer="layout" svg:width="2.286cm" svg:height="0.889cm" svg:x="6.381cm" svg:y="2.694cm">
          <text:p text:style-name="P1"><text:span text:style-name="T1">S2Dsum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2.831cm" svg:height="0.889cm" svg:x="9.144cm" svg:y="2.742cm">
          <text:p text:style-name="P1"><text:span text:style-name="T1">S2Dmxm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.641cm" svg:y1="1.732cm" svg:x2="10.559cm" svg:y2="2.742cm" draw:start-shape="id4" draw:start-glue-point="2" draw:end-shape="id5" draw:end-glue-point="0" svg:d="M7641 1732l2918 1010" svg:viewBox="0 0 2919 1011">
          <text:p/>
        </draw:connector>
        <draw:connector draw:style-name="gr3" draw:text-style-name="P3" draw:layer="layout" draw:type="line" svg:x1="11.041cm" svg:y1="1.732cm" svg:x2="10.559cm" svg:y2="2.742cm" draw:start-shape="id6" draw:start-glue-point="2" draw:end-shape="id5" draw:end-glue-point="0" svg:d="M11041 1732l-482 1010" svg:viewBox="0 0 483 1011">
          <text:p/>
        </draw:connector>
        <draw:connector draw:style-name="gr3" draw:text-style-name="P3" draw:layer="layout" draw:type="line" svg:x1="11.041cm" svg:y1="1.732cm" svg:x2="7.524cm" svg:y2="2.694cm" draw:start-shape="id6" draw:start-glue-point="2" draw:end-shape="id7" draw:end-glue-point="0" svg:d="M11041 1732l-3517 962" svg:viewBox="0 0 3518 963">
          <text:p/>
        </draw:connector>
        <draw:connector draw:style-name="gr3" draw:text-style-name="P3" draw:layer="layout" draw:type="line" svg:x1="7.641cm" svg:y1="1.732cm" svg:x2="7.524cm" svg:y2="2.694cm" draw:start-shape="id4" draw:start-glue-point="2" draw:end-shape="id7" draw:end-glue-point="0" svg:d="M7641 1732l-117 962" svg:viewBox="0 0 118 963">
          <text:p/>
        </draw:connector>
        <draw:custom-shape draw:style-name="gr7" draw:text-style-name="P2" draw:layer="layout" svg:width="2.631cm" svg:height="0.743cm" svg:x="25.147cm" svg:y="0.2cm">
          <text:p text:style-name="P1"><text:span text:style-name="T1">nbr_sent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0.626cm" svg:height="0.587cm" svg:x="25.967cm" svg:y="1.0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1.597cm" svg:height="0.889cm" svg:x="14.481cm" svg:y="2.694cm">
          <text:p text:style-name="P1"><text:span text:style-name="T1">ma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1.475cm" svg:height="0.889cm" svg:x="16.681cm" svg:y="2.694cm">
          <text:p text:style-name="P1"><text:span text:style-name="T1">m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04cm" svg:y1="1.796cm" svg:x2="15.279cm" svg:y2="2.694cm" draw:start-shape="id8" draw:start-glue-point="2" draw:end-shape="id9" draw:end-glue-point="0" svg:d="M16040 1796l-761 898" svg:viewBox="0 0 762 899">
          <text:p/>
        </draw:connector>
        <draw:connector draw:style-name="gr3" draw:text-style-name="P3" draw:layer="layout" draw:type="line" svg:x1="16.04cm" svg:y1="1.796cm" svg:x2="17.418cm" svg:y2="2.694cm" draw:start-shape="id8" draw:start-glue-point="2" draw:end-shape="id10" draw:end-glue-point="0" svg:d="M16040 1796l1378 898" svg:viewBox="0 0 1379 899">
          <text:p/>
        </draw:connector>
        <draw:custom-shape draw:style-name="gr11" draw:text-style-name="P2" draw:layer="layout" svg:width="2.631cm" svg:height="0.616cm" svg:x="18.626cm" svg:y="0.356cm">
          <text:p text:style-name="P1"><text:span text:style-name="T1">sent_siz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1.989cm" svg:height="0.889cm" svg:x="12.981cm" svg:y="5.194cm">
          <text:p text:style-name="P1"><text:span text:style-name="T1">mxClip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8" draw:id="id18" draw:layer="layout" svg:width="1.989cm" svg:height="0.889cm" svg:x="15.194cm" svg:y="5.199cm">
          <text:p text:style-name="P1"><text:span text:style-name="T1">mnClip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0" draw:id="id20" draw:layer="layout" svg:width="1.889cm" svg:height="0.889cm" svg:x="19.68cm" svg:y="5.193cm">
          <text:p text:style-name="P1"><text:span text:style-name="T1">mxClip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9" draw:id="id19" draw:layer="layout" svg:width="1.889cm" svg:height="0.889cm" svg:x="17.518cm" svg:y="5.228cm">
          <text:p text:style-name="P1"><text:span text:style-name="T1">mnCli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0.626cm" svg:height="0.587cm" svg:x="20.346cm" svg:y="1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3" draw:id="id13" draw:layer="layout" svg:width="1.115cm" svg:height="0.889cm" svg:x="25.684cm" svg:y="2.793cm">
          <text:p text:style-name="P1"><text:span text:style-name="T1">DP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2" draw:id="id12" draw:layer="layout" svg:width="1.115cm" svg:height="0.889cm" svg:x="21.68cm" svg:y="2.75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5" draw:id="id15" draw:layer="layout" svg:width="1.115cm" svg:height="0.889cm" svg:x="23.78cm" svg:y="2.793cm">
          <text:p text:style-name="P1"><text:span text:style-name="T1">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3.632cm" svg:y1="1.659cm" svg:x2="22.237cm" svg:y2="2.75cm" draw:start-shape="id11" draw:start-glue-point="2" draw:end-shape="id12" draw:end-glue-point="0" svg:d="M23632 1659l-1395 1091" svg:viewBox="0 0 1396 1092">
          <text:p/>
        </draw:connector>
        <draw:connector draw:style-name="gr3" draw:text-style-name="P3" draw:layer="layout" draw:type="line" svg:x1="23.632cm" svg:y1="1.659cm" svg:x2="26.241cm" svg:y2="2.793cm" draw:start-shape="id11" draw:start-glue-point="2" draw:end-shape="id13" draw:end-glue-point="0" svg:d="M23632 1659l2609 1134" svg:viewBox="0 0 2610 1135">
          <text:p/>
        </draw:connector>
        <draw:connector draw:style-name="gr3" draw:text-style-name="P3" draw:layer="layout" draw:type="line" svg:x1="26.28cm" svg:y1="1.605cm" svg:x2="26.241cm" svg:y2="2.793cm" draw:start-shape="id14" draw:start-glue-point="2" draw:end-shape="id13" draw:end-glue-point="0" svg:d="M26280 1605l-39 1188" svg:viewBox="0 0 40 1189">
          <text:p/>
        </draw:connector>
        <draw:connector draw:style-name="gr3" draw:text-style-name="P3" draw:layer="layout" draw:type="line" svg:x1="23.632cm" svg:y1="1.659cm" svg:x2="24.337cm" svg:y2="2.793cm" draw:start-shape="id11" draw:start-glue-point="2" draw:end-shape="id15" draw:end-glue-point="0" svg:d="M23632 1659l705 1134" svg:viewBox="0 0 706 1135">
          <text:p/>
        </draw:connector>
        <draw:custom-shape draw:style-name="gr15" draw:text-style-name="P2" xml:id="id24" draw:id="id24" draw:layer="layout" svg:width="2.763cm" svg:height="0.889cm" svg:x="6.681cm" svg:y="5.294cm">
          <text:p text:style-name="P1"><text:span text:style-name="T1">MeanMax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7" draw:id="id27" draw:layer="layout" svg:width="2.763cm" svg:height="0.889cm" svg:x="3.681cm" svg:y="5.294cm">
          <text:p text:style-name="P1"><text:span text:style-name="T1">MeanMax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22" draw:id="id22" draw:layer="layout" svg:width="2.763cm" svg:height="0.889cm" svg:x="9.643cm" svg:y="5.25cm">
          <text:p text:style-name="P1"><text:span text:style-name="T1">MeanMax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88cm" svg:height="0.889cm" svg:x="0.254cm" svg:y="3.485cm">
          <text:p text:style-name="P1">New TF feature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88cm" svg:height="0.889cm" svg:x="6.35cm" svg:y="3.485cm">
          <text:p text:style-name="P1">New Similarity feature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5.294cm" svg:height="0.889cm" svg:x="21.725cm" svg:y="3.51cm">
          <text:p text:style-name="P1">New Position featur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0.987cm" svg:x1="20.659cm" svg:y1="1.634cm" svg:x2="13.975cm" svg:y2="5.194cm" draw:start-shape="id16" draw:start-glue-point="2" draw:end-shape="id17" svg:d="M20659 1634c0 4149-6684 2369-6684 3560" svg:viewBox="0 0 6685 3561">
          <text:p/>
        </draw:connector>
        <draw:connector draw:style-name="gr3" draw:text-style-name="P3" draw:layer="layout" draw:type="curve" draw:line-skew="1.059cm" svg:x1="20.659cm" svg:y1="1.634cm" svg:x2="16.188cm" svg:y2="5.199cm" draw:start-shape="id16" draw:start-glue-point="2" draw:end-shape="id18" draw:end-glue-point="0" svg:d="M20659 1634c0 4261-4471 2479-4471 3565" svg:viewBox="0 0 4472 3566">
          <text:p/>
        </draw:connector>
        <draw:connector draw:style-name="gr3" draw:text-style-name="P3" draw:layer="layout" draw:type="curve" draw:line-skew="1.153cm" svg:x1="20.659cm" svg:y1="1.634cm" svg:x2="18.462cm" svg:y2="5.228cm" draw:start-shape="id16" draw:start-glue-point="2" draw:end-shape="id19" draw:end-glue-point="0" svg:d="M20659 1634c0 4423-2197 2627-2197 3594" svg:viewBox="0 0 2198 3595">
          <text:p/>
        </draw:connector>
        <draw:connector draw:style-name="gr3" draw:text-style-name="P3" draw:layer="layout" draw:type="curve" svg:x1="20.659cm" svg:y1="1.634cm" svg:x2="20.624cm" svg:y2="5.193cm" draw:start-shape="id16" draw:start-glue-point="2" draw:end-shape="id20" draw:end-glue-point="0" svg:d="M20659 1634c0 2668-35 889-35 3559" svg:viewBox="0 0 36 3560">
          <text:p/>
        </draw:connector>
        <draw:connector draw:style-name="gr3" draw:text-style-name="P3" draw:layer="layout" draw:type="curve" draw:line-skew="0.535cm" svg:x1="13.411cm" svg:y1="2.721cm" svg:x2="11.024cm" svg:y2="5.25cm" draw:start-shape="id21" draw:start-glue-point="3" draw:end-shape="id22" draw:end-glue-point="0" svg:d="M13411 2721c0 2698-2387 1434-2387 2529" svg:viewBox="0 0 2388 2530">
          <text:p/>
        </draw:connector>
        <draw:connector draw:style-name="gr18" draw:text-style-name="P3" xml:id="id21" draw:id="id21" draw:layer="layout" draw:type="curve" draw:line-skew="-0.527cm" svg:x1="16.04cm" svg:y1="1.796cm" svg:x2="13.411cm" svg:y2="2.721cm" draw:start-shape="id8" draw:start-glue-point="2" svg:d="M16040 1796c0 279-2629-183-2629 925" svg:viewBox="0 0 2630 926">
          <text:p/>
        </draw:connector>
        <draw:connector draw:style-name="gr18" draw:text-style-name="P3" xml:id="id25" draw:id="id25" draw:layer="layout" draw:type="curve" draw:line-skew="-0.299cm" svg:x1="4.641cm" svg:y1="1.632cm" svg:x2="6.086cm" svg:y2="2.683cm" draw:start-shape="id2" draw:start-glue-point="2" svg:d="M4641 1632c0 715 1445 190 1445 1051" svg:viewBox="0 0 1446 1052">
          <text:p/>
        </draw:connector>
        <draw:connector draw:style-name="gr18" draw:text-style-name="P3" draw:layer="layout" draw:type="curve" svg:x1="11.041cm" svg:y1="1.732cm" svg:x2="12.719cm" svg:y2="3.25cm" draw:start-shape="id6" draw:start-glue-point="2" draw:end-shape="id23" draw:end-glue-point="2" svg:d="M11041 1732c0 1138 1678 380 1678 1518" svg:viewBox="0 0 1679 1519">
          <text:p/>
        </draw:connector>
        <draw:connector draw:style-name="gr3" draw:text-style-name="P3" xml:id="id23" draw:id="id23" draw:layer="layout" draw:type="curve" draw:line-skew="0.482cm" svg:x1="12.719cm" svg:y1="3.25cm" svg:x2="8.062cm" svg:y2="5.294cm" draw:end-shape="id24" draw:end-glue-point="0" svg:d="M12719 3250c0 1879-4657 858-4657 2044" svg:viewBox="0 0 4658 2045">
          <text:p/>
        </draw:connector>
        <draw:connector draw:style-name="gr19" draw:text-style-name="P3" xml:id="id26" draw:id="id26" draw:layer="layout" draw:type="line" svg:x1="6.086cm" svg:y1="2.683cm" svg:x2="6.059cm" svg:y2="3.7cm" draw:start-shape="id25" draw:start-glue-point="3" svg:d="M6086 2683l-27 1017" svg:viewBox="0 0 28 1018">
          <text:p/>
        </draw:connector>
        <draw:connector draw:style-name="gr3" draw:text-style-name="P3" draw:layer="layout" draw:type="curve" svg:x1="6.059cm" svg:y1="3.7cm" svg:x2="5.062cm" svg:y2="5.294cm" draw:start-shape="id26" draw:start-glue-point="3" draw:end-shape="id27" draw:end-glue-point="0" svg:d="M6059 3700c0 1195-997 399-997 1594" svg:viewBox="0 0 998 1595">
          <text:p/>
        </draw:connector>
        <draw:connector draw:style-name="gr3" draw:text-style-name="P3" draw:layer="layout" draw:type="line" svg:x1="17.418cm" svg:y1="3.583cm" svg:x2="20.624cm" svg:y2="5.193cm" draw:start-shape="id10" draw:start-glue-point="2" draw:end-shape="id20" draw:end-glue-point="0" svg:d="M17418 3583l3206 1610" svg:viewBox="0 0 3207 1611">
          <text:p/>
        </draw:connector>
        <draw:connector draw:style-name="gr3" draw:text-style-name="P3" draw:layer="layout" draw:type="line" svg:x1="17.418cm" svg:y1="3.583cm" svg:x2="18.462cm" svg:y2="5.228cm" draw:start-shape="id10" draw:start-glue-point="2" draw:end-shape="id19" draw:end-glue-point="0" svg:d="M17418 3583l1044 1645" svg:viewBox="0 0 1045 1646">
          <text:p/>
        </draw:connector>
        <draw:connector draw:style-name="gr3" draw:text-style-name="P3" draw:layer="layout" draw:type="line" svg:x1="15.279cm" svg:y1="3.583cm" svg:x2="16.188cm" svg:y2="5.199cm" draw:start-shape="id9" draw:start-glue-point="2" draw:end-shape="id18" draw:end-glue-point="0" svg:d="M15279 3583l909 1616" svg:viewBox="0 0 910 1617">
          <text:p/>
        </draw:connector>
        <draw:connector draw:style-name="gr3" draw:text-style-name="P3" draw:layer="layout" draw:type="line" svg:x1="15.279cm" svg:y1="3.583cm" svg:x2="13.975cm" svg:y2="5.194cm" draw:start-shape="id9" draw:start-glue-point="2" draw:end-shape="id17" draw:end-glue-point="0" svg:d="M15279 3583l-1304 1611" svg:viewBox="0 0 1305 1612">
          <text:p/>
        </draw:connector>
        <draw:custom-shape draw:style-name="gr16" draw:text-style-name="P1" draw:layer="layout" svg:width="5.588cm" svg:height="0.889cm" svg:x="5.35cm" svg:y="6.185cm">
          <text:p text:style-name="P1">New Language feature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88cm" svg:height="0.889cm" svg:x="14.85cm" svg:y="6.185cm">
          <text:p text:style-name="P1">New Size feature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152cm" svg:height="0.889cm" svg:x="15.45cm" svg:y="3.485cm">
          <text:p text:style-name="P1">β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152cm" svg:height="0.889cm" svg:x="16.75cm" svg:y="3.585cm">
          <text:p text:style-name="P1">β2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152cm" svg:height="0.889cm" svg:x="14.05cm" svg:y="3.485cm">
          <text:p text:style-name="P1">α1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152cm" svg:height="0.889cm" svg:x="17.95cm" svg:y="3.385cm">
          <text:p text:style-name="P1">α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rimson Text" svg:font-family="'Crimson Text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text-properties style:font-name="Nimbus Roman No9 L" fo:font-family="'Nimbus Roman No9 L'" style:font-style-name="Regular" style:font-family-generic="roman" style:font-pitch="variable" fo:font-size="14pt" style:font-name-complex="Nimbus Roman No9 L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3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Nimbus Roman No9 L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28.245cm" fo:page-height="7.1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/>
    <meta:initial-creator>Unknown</meta:initial-creator>
    <meta:editing-cycles>31</meta:editing-cycles>
    <dc:date>2019-08-24T18:50:02.459431932</dc:date>
    <meta:creation-date>2016-08-10T12:12:58</meta:creation-date>
    <meta:editing-duration>PT2H34M17S</meta:editing-duration>
    <meta:document-statistic meta:object-count="96"/>
    <meta:user-defined meta:name="email">kariminfo0@gmail.com</meta:user-defined>
  </office:meta>
</office:document-meta>
</file>